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w" table:style-name="ta1">
        <table:shapes>
          <draw:frame draw:z-index="0" draw:style-name="gr1" draw:text-style-name="P1" svg:width="453.26pt" svg:height="255.26pt" svg:x="213.73pt" svg:y="57.97pt">
            <loext:p draw:notify-on-update-of-ranges="saw.A1:saw.A1 saw.A2:saw.A1001 saw.B1:saw.B1 saw.B2:saw.B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 (seconds)</text:p>
          </table:table-cell>
          <table:table-cell office:value-type="string" calcext:value-type="string">
            <text:p><text:s/>saw(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7.6" calcext:value-type="float">
            <text:p>2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1T06:44:43.436026471</dc:date>
    <dc:creator>duncan </dc:creator>
    <meta:editing-duration>PT6H37M42S</meta:editing-duration>
    <meta:editing-cycles>1</meta:editing-cycles>
    <meta:document-statistic meta:table-count="1" meta:cell-count="2002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615cm" svg:y="4.204cm" style:legend-expansion="high" chart:style-name="ch2"/>
        <chart:plot-area chart:style-name="ch3" table:cell-range-address="saw.A1:saw.B1001" chart:data-source-has-labels="row" svg:x="0.319cm" svg:y="0.18cm" svg:width="12.977cm" svg:height="8.646cm">
          <chartooo:coordinate-region svg:x="0.94cm" svg:y="0.379cm" svg:width="11.98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w.B2:saw.B1001" chart:label-cell-address="saw.B1:saw.B1" chart:class="chart:scatter">
            <chart:domain table:cell-range-address="saw.A2:saw.A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aw(t)</text:p>
                <draw:g>
                  <svg:desc>saw.B1:saw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aw.A2:saw.A1001</svg:desc>
                </draw:g>
              </table:table-cell>
              <table:table-cell office:value-type="float" office:value="30.75">
                <text:p>30.75</text:p>
                <draw:g>
                  <svg:desc>saw.B2:saw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27.6">
                <text:p>2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